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rsid="000db69a" officeooo:paragraph-rsid="000db69a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officeooo:rsid="0012ac6a" officeooo:paragraph-rsid="0012ac6a" fo:background-color="transparent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db69a"/>
    </style:style>
    <style:style style:name="T3" style:family="text">
      <style:text-properties officeooo:rsid="000e52a4"/>
    </style:style>
    <style:style style:name="T4" style:family="text">
      <style:text-properties officeooo:rsid="000f411b"/>
    </style:style>
    <style:style style:name="T5" style:family="text">
      <style:text-properties officeooo:rsid="0010c5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7ae4e59b-7fff-19d2-6165-5a11bd5d42fe"/>COMPTE RENDU DE LA SEANCE DE TRAVAIL N°2</text:p>
      <text:p text:style-name="P7">Lieu : Univérsité de Lille, cité scientifique S4A04</text:p>
      <text:p text:style-name="P7">Date : <text:span text:style-name="T2">25</text:span>/03/2024</text:p>
      <text:p text:style-name="P7">Heure de début :  9h                                                                          Heure de fin : 11h</text:p>
      <text:p text:style-name="P7">Destinataires : Kwane Bebey</text:p>
      <text:p text:style-name="P7">Objet : Compte rendu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7"> </text:p>
      <text:p text:style-name="P7">Rappel de l’ordre du jour</text:p>
      <text:p text:style-name="P7">finir l’analyse de l’environnement</text:p>
      <text:p text:style-name="P10">Maquette</text:p>
      <text:p text:style-name="Text_20_body"/>
      <text:p text:style-name="P7">Ouverture de la séance </text:p>
      <text:p text:style-name="P7">Répartitions des taches </text:p>
      <text:p text:style-name="P7">Finir l<text:span text:style-name="T5">a faisabilité</text:span></text:p>
      <text:p text:style-name="P9">Faire la maquette/Commencer le site</text:p>
      <text:p text:style-name="Text_20_body"/>
      <text:p text:style-name="P7">Informations échangées</text:p>
      <text:p text:style-name="P7">Échange d’informations pour différentes idées <text:span text:style-name="T5">de la maquette</text:span></text:p>
      <text:p text:style-name="P7">Échange d’informations pour savoir quel point priorisé durant la séance</text:p>
      <text:p text:style-name="P7">Échange d’informations sur l<text:span text:style-name="T5">a faisabilité</text:span></text:p>
      <text:p text:style-name="Text_20_body"/>
      <text:p text:style-name="P7">Décisions / Choix</text:p>
      <text:p text:style-name="P9">Faire une maquette ergonomique</text:p>
      <text:p text:style-name="P9"/>
      <text:p text:style-name="P6"><text:soft-page-break/><text:span text:style-name="T1">Actions à suivr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2">Planification des tâches/<text:span text:style-name="T3">maquette</text:span>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2">Synthèse de faisabilité</text:p>
          </table:table-cell>
          <table:table-cell table:style-name="Tableau2.A1" office:value-type="string">
            <text:p text:style-name="P3">Sofiane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3">Budget</text:p>
          </table:table-cell>
          <table:table-cell table:style-name="Tableau2.A1" office:value-type="string">
            <text:p text:style-name="P3">Aymane</text:p>
          </table:table-cell>
          <table:table-cell table:style-name="Tableau2.A1" office:value-type="string">
            <text:p text:style-name="P2">1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2">Compte rendu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2">30min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6" office:value-type="string">
            <text:p text:style-name="P4">Site</text:p>
          </table:table-cell>
          <table:table-cell table:style-name="Tableau2.A6" office:value-type="string">
            <text:p text:style-name="P4">Milan</text:p>
          </table:table-cell>
          <table:table-cell table:style-name="Tableau2.A6" office:value-type="string">
            <text:p text:style-name="P4">1h30</text:p>
          </table:table-cell>
          <table:table-cell table:style-name="Tableau2.A6" office:value-type="string">
            <text:p text:style-name="Table_20_Contents"/>
          </table:table-cell>
        </table:table-row>
        <table:table-row>
          <table:table-cell table:style-name="Tableau2.A6" office:value-type="string">
            <text:p text:style-name="P4">Site</text:p>
          </table:table-cell>
          <table:table-cell table:style-name="Tableau2.A6" office:value-type="string">
            <text:p text:style-name="P4">Aymane</text:p>
          </table:table-cell>
          <table:table-cell table:style-name="Tableau2.A6" office:value-type="string">
            <text:p text:style-name="P4">1h</text:p>
          </table:table-cell>
          <table:table-cell table:style-name="Tableau2.A6" office:value-type="string">
            <text:p text:style-name="Table_20_Contents"/>
          </table:table-cell>
        </table:table-row>
      </table:table>
      <text:p text:style-name="Text_20_body"/>
      <text:p text:style-name="P7">Date de la prochaine séance de travail:</text:p>
      <text:p text:style-name="P7">25/03/2024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7">En l’absence de remarques, ce CR sera considéré comme approuvé le :</text:p>
      <text:p text:style-name="P7">Conseils :</text:p>
      <text:p text:style-name="Text_20_body"/>
      <text:list text:style-name="L1">
        <text:list-item>
          <text:p text:style-name="P8">Le compte-rendu est à rédiger au fur et à mesure de la réunion ou juste après sur la base des notes prises par le secrétaire,</text:p>
        </text:list-item>
        <text:list-item>
          <text:p text:style-name="P11"><text:span text:style-name="T1">A la fin de la réunion, les actions à suivre sont récapitulées par l’animateur et validées avant l’envoi du CR (voir "Check-list d'efficacité d'une réunion" sur gestiondeprojet.pm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3-25T09:21:20.447000000</dc:date>
    <meta:editing-duration>PT15M55S</meta:editing-duration>
    <meta:editing-cycles>5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62" meta:word-count="216" meta:character-count="1394" meta:non-whitespace-character-count="1150"/>
  </office:meta>
</office:document-meta>
</file>